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0.7813in" fo:margin-left="-0.0813in" fo:margin-top="0in" fo:margin-bottom="0in" table:align="left" style:writing-mode="lr-tb"/>
    </style:style>
    <style:style style:name="Table1.A" style:family="table-column">
      <style:table-column-properties style:column-width="0.3333in"/>
    </style:style>
    <style:style style:name="Table1.B" style:family="table-column">
      <style:table-column-properties style:column-width="0.44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4" style:family="paragraph">
      <style:paragraph-properties fo:margin-top="0in" fo:margin-bottom="0in" fo:line-height="100%" fo:text-align="start"/>
    </style:style>
    <style:style style:name="P5" style:family="paragraph">
      <loext:graphic-properties draw:fill="none"/>
      <style:paragraph-properties fo:margin-top="0in" fo:margin-bottom="0in" fo:line-height="100%" fo:text-align="start"/>
    </style:style>
    <style:style style:name="P6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fr1" style:family="graphic" style:parent-style-name="Formula">
      <style:graphic-properties draw:ole-draw-aspect="1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.1354in" fo:min-width="0.1555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.1354in" fo:min-width="0.1547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.1346in" fo:min-width="0.1547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2728in" fo:min-width="0.9181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052in" fo:min-width="0.9181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9465in" fo:min-width="0.9181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2209in" fo:min-width="0.9181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2728in" fo:min-width="0.8138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9465in" fo:min-width="0.8138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052in" fo:min-width="0.8138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2209in" fo:min-width="0.8138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7193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209in" svg:stroke-color="#ff0000" draw:marker-end="msArrowEnd_20_9" draw:marker-end-width="0.1374in" draw:marker-end-center="false" draw:stroke-linejoin="round" draw:fill="none" draw:textarea-vertical-align="middle" draw:auto-grow-height="false" draw:fit-to-size="false" fo:min-height="0.052in" fo:min-width="0.9181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209in" svg:stroke-color="#ff0000" draw:marker-end="msArrowEnd_20_9" draw:marker-end-width="0.1374in" draw:marker-end-center="false" draw:stroke-linejoin="round" draw:fill="none" draw:textarea-vertical-align="middle" draw:auto-grow-height="false" draw:fit-to-size="false" fo:min-height="0.052in" fo:min-width="0.8138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.1346in" fo:min-width="0.1555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9181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209in" svg:stroke-color="#ff0000" draw:marker-end="msArrowEnd_20_9" draw:marker-end-width="0.1374in" draw:marker-end-center="false" draw:stroke-linejoin="round" draw:fill="none" draw:textarea-vertical-align="middle" draw:auto-grow-height="false" draw:fit-to-size="false" fo:min-height="0.4736in" fo:min-width="0.9181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1.1465in" fo:min-width="0.9181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4756in" fo:min-width="0.9181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4728in" fo:min-width="0.9181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139in" fo:min-width="0.8138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8126in" fo:min-width="0.8138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209in" svg:stroke-color="#ff0000" draw:marker-end="msArrowEnd_20_9" draw:marker-end-width="0.1374in" draw:marker-end-center="false" draw:stroke-linejoin="round" draw:fill="none" draw:textarea-vertical-align="middle" draw:auto-grow-height="false" draw:fit-to-size="false" fo:min-height="0.1366in" fo:min-width="0.8138in" fo:padding-top="0.1in" fo:padding-bottom="0.1in" fo:padding-left="0.1in" fo:padding-right="0.1in" fo:wrap-option="wrap" style:run-through="foreground"/>
    </style:style>
    <style:style style:name="gr25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1362in" fo:min-width="0.8138in" fo:padding-top="0.1in" fo:padding-bottom="0.1in" fo:padding-left="0.1in" fo:padding-right="0.1in" fo:wrap-option="wrap" style:run-through="foreground"/>
    </style:style>
    <style:style style:name="gr26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8098in" fo:min-width="0.8138in" fo:padding-top="0.1in" fo:padding-bottom="0.1in" fo:padding-left="0.1in" fo:padding-right="0.1in" fo:wrap-option="wrap" style:run-through="foreground"/>
    </style:style>
    <style:style style:name="gr27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1.1492in" fo:min-width="0.9181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a.</text:p>
      <text:p text:style-name="P1"><text:s/><draw:g text:anchor-type="as-char" svg:y="0in" draw:z-index="0" draw:style-name="gr1"><draw:custom-shape draw:name="Shape 2" draw:style-name="gr2" draw:text-style-name="P5" svg:width="0.5016in" svg:height="0.4732in" svg:x="0.9201in" svg:y="0.4736in"><text:p text:style-name="P4"><text:span text:style-name="T1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" draw:style-name="gr2" draw:text-style-name="P5" svg:width="0.5016in" svg:height="0.4732in" svg:x="0.9201in" svg:y="1.1472in"><text:p text:style-name="P4"><text:span text:style-name="T1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" draw:style-name="gr3" draw:text-style-name="P5" svg:width="0.5024in" svg:height="0.4732in" svg:x="2.5409in" svg:y="1.6209in"><text:p text:style-name="P4"><text:span text:style-name="T1">3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" draw:style-name="gr4" draw:text-style-name="P5" svg:width="0.5024in" svg:height="0.474in" svg:x="2.5409in" svg:y="0.7256in"><text:p text:style-name="P4"><text:span text:style-name="T1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6" draw:style-name="gr3" draw:text-style-name="P5" svg:width="0.5024in" svg:height="0.4732in" svg:x="2.5409in" svg:y="0in"><text:p text:style-name="P4"><text:span text:style-name="T1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" draw:style-name="gr2" draw:text-style-name="P5" svg:width="0.5016in" svg:height="0.4732in" svg:x="4.0575in" svg:y="1.1472in"><text:p text:style-name="P4"><text:span text:style-name="T1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2" draw:text-style-name="P5" svg:width="0.5016in" svg:height="0.4732in" svg:x="4.0575in" svg:y="0.4736in"><text:p text:style-name="P4"><text:span text:style-name="T1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5" draw:text-style-name="P6" svg:width="1.1185in" svg:height="0.4732in" draw:transform="rotate (-3.14159265358979) translate (2.54097222222222in 0.710416666666667in)"><text:p/><draw:enhanced-geometry draw:mirror-horizontal="true" draw:mirror-vertical="false" svg:viewBox="0 0 21600 21600" draw:type="mso-spt32" draw:enhanced-path="M 0 0 L 21600 21600 N"/></draw:custom-shape><draw:custom-shape draw:style-name="gr6" draw:text-style-name="P6" svg:width="1.1185in" svg:height="0.2524in" svg:x="1.422in" svg:y="0.7102in"><text:p/><draw:enhanced-geometry draw:mirror-horizontal="false" draw:mirror-vertical="false" svg:viewBox="0 0 21600 21600" draw:type="mso-spt32" draw:enhanced-path="M 0 0 L 21600 21600 N"/></draw:custom-shape><draw:custom-shape draw:style-name="gr7" draw:text-style-name="P6" svg:width="1.1185in" svg:height="1.1469in" svg:x="1.422in" svg:y="0.7102in"><text:p/><draw:enhanced-geometry draw:mirror-horizontal="false" draw:mirror-vertical="false" svg:viewBox="0 0 21600 21600" draw:type="mso-spt32" draw:enhanced-path="M 0 0 L 21600 21600 N"/></draw:custom-shape><draw:custom-shape draw:style-name="gr7" draw:text-style-name="P6" svg:width="1.1185in" svg:height="1.1469in" draw:transform="rotate (-3.14159265358979) translate (2.54097222222222in 1.38402777777778in)"><text:p/><draw:enhanced-geometry draw:mirror-horizontal="true" draw:mirror-vertical="false" svg:viewBox="0 0 21600 21600" draw:type="mso-spt32" draw:enhanced-path="M 0 0 L 21600 21600 N"/></draw:custom-shape><draw:custom-shape draw:style-name="gr8" draw:text-style-name="P6" svg:width="1.1185in" svg:height="0.4213in" draw:transform="rotate (-3.14159265358979) translate (2.54097222222222in 1.38402777777778in)"><text:p/><draw:enhanced-geometry draw:mirror-horizontal="true" draw:mirror-vertical="false" svg:viewBox="0 0 21600 21600" draw:type="mso-spt32" draw:enhanced-path="M 0 0 L 21600 21600 N"/></draw:custom-shape><draw:custom-shape draw:style-name="gr5" draw:text-style-name="P6" svg:width="1.1185in" svg:height="0.4732in" svg:x="1.422in" svg:y="1.3839in"><text:p/><draw:enhanced-geometry draw:mirror-horizontal="false" draw:mirror-vertical="false" svg:viewBox="0 0 21600 21600" draw:type="mso-spt32" draw:enhanced-path="M 0 0 L 21600 21600 N"/></draw:custom-shape><draw:custom-shape draw:style-name="gr9" draw:text-style-name="P6" svg:width="1.0142in" svg:height="0.4732in" svg:x="3.0437in" svg:y="0.2366in"><text:p/><draw:enhanced-geometry draw:mirror-horizontal="false" draw:mirror-vertical="false" svg:viewBox="0 0 21600 21600" draw:type="mso-spt32" draw:enhanced-path="M 0 0 L 21600 21600 N"/></draw:custom-shape><draw:custom-shape draw:style-name="gr10" draw:text-style-name="P6" svg:width="1.0142in" svg:height="1.1469in" svg:x="3.0437in" svg:y="0.2366in"><text:p/><draw:enhanced-geometry draw:mirror-horizontal="false" draw:mirror-vertical="false" svg:viewBox="0 0 21600 21600" draw:type="mso-spt32" draw:enhanced-path="M 0 0 L 21600 21600 N"/></draw:custom-shape><draw:custom-shape draw:style-name="gr11" draw:text-style-name="P6" svg:width="1.0142in" svg:height="0.2524in" draw:transform="rotate (-3.14159265358979) translate (4.05763888888889in 0.9625in)"><text:p/><draw:enhanced-geometry draw:mirror-horizontal="true" draw:mirror-vertical="false" svg:viewBox="0 0 21600 21600" draw:type="mso-spt32" draw:enhanced-path="M 0 0 L 21600 21600 N"/></draw:custom-shape><draw:custom-shape draw:style-name="gr12" draw:text-style-name="P6" svg:width="1.0142in" svg:height="0.4213in" svg:x="3.0437in" svg:y="0.9626in"><text:p/><draw:enhanced-geometry draw:mirror-horizontal="false" draw:mirror-vertical="false" svg:viewBox="0 0 21600 21600" draw:type="mso-spt32" draw:enhanced-path="M 0 0 L 21600 21600 N"/></draw:custom-shape><draw:custom-shape draw:style-name="gr9" draw:text-style-name="P6" svg:width="1.0142in" svg:height="0.4732in" draw:transform="rotate (-3.14159265358979) translate (4.05763888888889in 1.85763888888889in)"><text:p/><draw:enhanced-geometry draw:mirror-horizontal="true" draw:mirror-vertical="false" svg:viewBox="0 0 21600 21600" draw:type="mso-spt32" draw:enhanced-path="M 0 0 L 21600 21600 N"/></draw:custom-shape><draw:custom-shape draw:style-name="gr10" draw:text-style-name="P6" svg:width="1.0142in" svg:height="1.1469in" draw:transform="rotate (-3.14159265358979) translate (4.05763888888889in 1.85763888888889in)"><text:p/><draw:enhanced-geometry draw:mirror-horizontal="true" draw:mirror-vertical="false" svg:viewBox="0 0 21600 21600" draw:type="mso-spt32" draw:enhanced-path="M 0 0 L 21600 21600 N"/></draw:custom-shape><draw:custom-shape draw:style-name="gr13" draw:text-style-name="P6" svg:width="0.9197in" svg:height="0.0051in" svg:x="0in" svg:y="0.7047in"><text:p/><draw:enhanced-geometry draw:mirror-horizontal="false" draw:mirror-vertical="false" svg:viewBox="0 0 21600 21600" draw:type="mso-spt32" draw:enhanced-path="M 0 0 L 21600 21600 N"/></draw:custom-shape><draw:custom-shape draw:style-name="gr13" draw:text-style-name="P6" svg:width="0.9197in" svg:height="0.0051in" svg:x="0in" svg:y="1.3811in"><text:p/><draw:enhanced-geometry draw:mirror-horizontal="false" draw:mirror-vertical="false" svg:viewBox="0 0 21600 21600" draw:type="mso-spt32" draw:enhanced-path="M 0 0 L 21600 21600 N"/></draw:custom-shape><draw:custom-shape draw:style-name="gr13" draw:text-style-name="P6" svg:width="0.9197in" svg:height="0.0051in" svg:x="4.5598in" svg:y="0.7047in"><text:p/><draw:enhanced-geometry draw:mirror-horizontal="false" draw:mirror-vertical="false" svg:viewBox="0 0 21600 21600" draw:type="mso-spt32" draw:enhanced-path="M 0 0 L 21600 21600 N"/></draw:custom-shape><draw:custom-shape draw:style-name="gr13" draw:text-style-name="P6" svg:width="0.9197in" svg:height="0.0051in" svg:x="4.5598in" svg:y="1.3811in"><text:p/><draw:enhanced-geometry draw:mirror-horizontal="false" draw:mirror-vertical="false" svg:viewBox="0 0 21600 21600" draw:type="mso-spt32" draw:enhanced-path="M 0 0 L 21600 21600 N"/></draw:custom-shape></draw:g></text:p>
      <text:p text:style-name="P1">4b.This is a 2-layer and not 3-layer network because we count layers after the input level.</text:p>
      <text:p text:style-name="P1"/>
      <text:p text:style-name="P1">4c.</text:p>
      <text:p text:style-name="P1"><draw:frame draw:style-name="fr1" text:anchor-type="as-char" svg:width="0.322in" svg:height="0.2146in" draw:z-index="0"><draw:object xlink:href="./Object 2" xlink:type="simple" xlink:show="embed" xlink:actuate="onLoad"/><draw:image xlink:href="./ObjectReplacements/Object 2" xlink:type="simple" xlink:show="embed" xlink:actuate="onLoad"/></draw:frame>= 2 rows 3 columns</text:p>
      <text:p text:style-name="P1"><draw:frame draw:style-name="fr1" text:anchor-type="as-char" svg:width="0.3146in" svg:height="0.2146in" draw:z-index="0"><draw:object xlink:href="./Object 4" xlink:type="simple" xlink:show="embed" xlink:actuate="onLoad"/><draw:image xlink:href="./ObjectReplacements/Object 4" xlink:type="simple" xlink:show="embed" xlink:actuate="onLoad"/></draw:frame>= 3 rows 2 columns</text:p>
      <text:p text:style-name="P1"/>
      <text:p text:style-name="P1">4d.The weights of a single column relate in that they have the same edning point.</text:p>
      <text:p text:style-name="P1"/>
      <text:p text:style-name="P1">4e.</text:p>
      <text:p text:style-name="P1"><draw:g text:anchor-type="as-char" svg:y="0in" draw:z-index="1" draw:style-name="gr1"><draw:custom-shape draw:name="Shape 2" draw:style-name="gr2" draw:text-style-name="P5" svg:width="0.5016in" svg:height="0.4732in" svg:x="0.9201in" svg:y="0.4736in"><text:p text:style-name="P4"><text:span text:style-name="T1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" draw:style-name="gr2" draw:text-style-name="P5" svg:width="0.5016in" svg:height="0.4732in" svg:x="0.9201in" svg:y="1.1472in"><text:p text:style-name="P4"><text:span text:style-name="T1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" draw:style-name="gr3" draw:text-style-name="P5" svg:width="0.5024in" svg:height="0.4732in" svg:x="2.5409in" svg:y="1.6209in"><text:p text:style-name="P4"><text:span text:style-name="T1">3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" draw:style-name="gr4" draw:text-style-name="P5" svg:width="0.5024in" svg:height="0.474in" svg:x="2.5409in" svg:y="0.7256in"><text:p text:style-name="P4"><text:span text:style-name="T1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6" draw:style-name="gr3" draw:text-style-name="P5" svg:width="0.5024in" svg:height="0.4732in" svg:x="2.5409in" svg:y="0in"><text:p text:style-name="P4"><text:span text:style-name="T1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" draw:style-name="gr2" draw:text-style-name="P5" svg:width="0.5016in" svg:height="0.4732in" svg:x="4.0575in" svg:y="1.1472in"><text:p text:style-name="P4"><text:span text:style-name="T1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2" draw:text-style-name="P5" svg:width="0.5016in" svg:height="0.4732in" svg:x="4.0575in" svg:y="0.4736in"><text:p text:style-name="P4"><text:span text:style-name="T1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5" draw:text-style-name="P6" svg:width="1.1185in" svg:height="0.4732in" draw:transform="rotate (-3.14159265358979) translate (2.54097222222222in 0.710416666666667in)"><text:p/><draw:enhanced-geometry draw:mirror-horizontal="true" draw:mirror-vertical="false" svg:viewBox="0 0 21600 21600" draw:type="mso-spt32" draw:enhanced-path="M 0 0 L 21600 21600 N"/></draw:custom-shape><draw:custom-shape draw:style-name="gr14" draw:text-style-name="P6" svg:width="1.1185in" svg:height="0.2524in" svg:x="1.422in" svg:y="0.7102in"><text:p/><draw:enhanced-geometry draw:mirror-horizontal="false" draw:mirror-vertical="false" svg:viewBox="0 0 21600 21600" draw:type="mso-spt32" draw:enhanced-path="M 0 0 L 21600 21600 N"/></draw:custom-shape><draw:custom-shape draw:style-name="gr7" draw:text-style-name="P6" svg:width="1.1185in" svg:height="1.1469in" svg:x="1.422in" svg:y="0.7102in"><text:p/><draw:enhanced-geometry draw:mirror-horizontal="false" draw:mirror-vertical="false" svg:viewBox="0 0 21600 21600" draw:type="mso-spt32" draw:enhanced-path="M 0 0 L 21600 21600 N"/></draw:custom-shape><draw:custom-shape draw:style-name="gr7" draw:text-style-name="P6" svg:width="1.1185in" svg:height="1.1469in" draw:transform="rotate (-3.14159265358979) translate (2.54097222222222in 1.38402777777778in)"><text:p/><draw:enhanced-geometry draw:mirror-horizontal="true" draw:mirror-vertical="false" svg:viewBox="0 0 21600 21600" draw:type="mso-spt32" draw:enhanced-path="M 0 0 L 21600 21600 N"/></draw:custom-shape><draw:custom-shape draw:style-name="gr8" draw:text-style-name="P6" svg:width="1.1185in" svg:height="0.4213in" draw:transform="rotate (-3.14159265358979) translate (2.54097222222222in 1.38402777777778in)"><text:p/><draw:enhanced-geometry draw:mirror-horizontal="true" draw:mirror-vertical="false" svg:viewBox="0 0 21600 21600" draw:type="mso-spt32" draw:enhanced-path="M 0 0 L 21600 21600 N"/></draw:custom-shape><draw:custom-shape draw:style-name="gr5" draw:text-style-name="P6" svg:width="1.1185in" svg:height="0.4732in" svg:x="1.422in" svg:y="1.3839in"><text:p/><draw:enhanced-geometry draw:mirror-horizontal="false" draw:mirror-vertical="false" svg:viewBox="0 0 21600 21600" draw:type="mso-spt32" draw:enhanced-path="M 0 0 L 21600 21600 N"/></draw:custom-shape><draw:custom-shape draw:style-name="gr9" draw:text-style-name="P6" svg:width="1.0142in" svg:height="0.4732in" svg:x="3.0437in" svg:y="0.2366in"><text:p/><draw:enhanced-geometry draw:mirror-horizontal="false" draw:mirror-vertical="false" svg:viewBox="0 0 21600 21600" draw:type="mso-spt32" draw:enhanced-path="M 0 0 L 21600 21600 N"/></draw:custom-shape><draw:custom-shape draw:style-name="gr10" draw:text-style-name="P6" svg:width="1.0142in" svg:height="1.1469in" svg:x="3.0437in" svg:y="0.2366in"><text:p/><draw:enhanced-geometry draw:mirror-horizontal="false" draw:mirror-vertical="false" svg:viewBox="0 0 21600 21600" draw:type="mso-spt32" draw:enhanced-path="M 0 0 L 21600 21600 N"/></draw:custom-shape><draw:custom-shape draw:style-name="gr15" draw:text-style-name="P6" svg:width="1.0142in" svg:height="0.2524in" draw:transform="rotate (-3.14159265358979) translate (4.05763888888889in 0.9625in)"><text:p/><draw:enhanced-geometry draw:mirror-horizontal="true" draw:mirror-vertical="false" svg:viewBox="0 0 21600 21600" draw:type="mso-spt32" draw:enhanced-path="M 0 0 L 21600 21600 N"/></draw:custom-shape><draw:custom-shape draw:style-name="gr12" draw:text-style-name="P6" svg:width="1.0142in" svg:height="0.4213in" svg:x="3.0437in" svg:y="0.9626in"><text:p/><draw:enhanced-geometry draw:mirror-horizontal="false" draw:mirror-vertical="false" svg:viewBox="0 0 21600 21600" draw:type="mso-spt32" draw:enhanced-path="M 0 0 L 21600 21600 N"/></draw:custom-shape><draw:custom-shape draw:style-name="gr9" draw:text-style-name="P6" svg:width="1.0142in" svg:height="0.4732in" draw:transform="rotate (-3.14159265358979) translate (4.05763888888889in 1.85763888888889in)"><text:p/><draw:enhanced-geometry draw:mirror-horizontal="true" draw:mirror-vertical="false" svg:viewBox="0 0 21600 21600" draw:type="mso-spt32" draw:enhanced-path="M 0 0 L 21600 21600 N"/></draw:custom-shape><draw:custom-shape draw:style-name="gr10" draw:text-style-name="P6" svg:width="1.0142in" svg:height="1.1469in" draw:transform="rotate (-3.14159265358979) translate (4.05763888888889in 1.85763888888889in)"><text:p/><draw:enhanced-geometry draw:mirror-horizontal="true" draw:mirror-vertical="false" svg:viewBox="0 0 21600 21600" draw:type="mso-spt32" draw:enhanced-path="M 0 0 L 21600 21600 N"/></draw:custom-shape><draw:custom-shape draw:style-name="gr13" draw:text-style-name="P6" svg:width="0.9197in" svg:height="0.0051in" svg:x="0in" svg:y="0.7047in"><text:p/><draw:enhanced-geometry draw:mirror-horizontal="false" draw:mirror-vertical="false" svg:viewBox="0 0 21600 21600" draw:type="mso-spt32" draw:enhanced-path="M 0 0 L 21600 21600 N"/></draw:custom-shape><draw:custom-shape draw:style-name="gr13" draw:text-style-name="P6" svg:width="0.9197in" svg:height="0.0051in" svg:x="0in" svg:y="1.3811in"><text:p/><draw:enhanced-geometry draw:mirror-horizontal="false" draw:mirror-vertical="false" svg:viewBox="0 0 21600 21600" draw:type="mso-spt32" draw:enhanced-path="M 0 0 L 21600 21600 N"/></draw:custom-shape><draw:custom-shape draw:style-name="gr13" draw:text-style-name="P6" svg:width="0.9197in" svg:height="0.0051in" svg:x="4.5598in" svg:y="0.7047in"><text:p/><draw:enhanced-geometry draw:mirror-horizontal="false" draw:mirror-vertical="false" svg:viewBox="0 0 21600 21600" draw:type="mso-spt32" draw:enhanced-path="M 0 0 L 21600 21600 N"/></draw:custom-shape><draw:custom-shape draw:style-name="gr13" draw:text-style-name="P6" svg:width="0.9197in" svg:height="0.0051in" svg:x="4.5598in" svg:y="1.3811in"><text:p/><draw:enhanced-geometry draw:mirror-horizontal="false" draw:mirror-vertical="false" svg:viewBox="0 0 21600 21600" draw:type="mso-spt32" draw:enhanced-path="M 0 0 L 21600 21600 N"/></draw:custom-shape></draw:g></text:p>
      <text:p text:style-name="P1">4f.</text:p>
      <text:p text:style-name="P1"><draw:g text:anchor-type="as-char" svg:y="0in" draw:z-index="2" draw:style-name="gr1"><draw:custom-shape draw:name="Shape 2" draw:style-name="gr2" draw:text-style-name="P5" svg:width="0.5016in" svg:height="0.4732in" svg:x="0.9201in" svg:y="0.0028in"><text:p text:style-name="P4"><text:span text:style-name="T1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" draw:style-name="gr16" draw:text-style-name="P5" svg:width="0.5016in" svg:height="0.474in" svg:x="0.9201in" svg:y="0.6756in"><text:p text:style-name="P4"><text:span text:style-name="T1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" draw:style-name="gr3" draw:text-style-name="P5" svg:width="0.5024in" svg:height="0.4732in" svg:x="2.5409in" svg:y="1.35in"><text:p text:style-name="P4"><text:span text:style-name="T1">3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" draw:style-name="gr4" draw:text-style-name="P5" svg:width="0.5024in" svg:height="0.474in" svg:x="2.5409in" svg:y="0.6756in"><text:p text:style-name="P4"><text:span text:style-name="T1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6" draw:style-name="gr3" draw:text-style-name="P5" svg:width="0.5024in" svg:height="0.4732in" svg:x="2.5409in" svg:y="0in"><text:p text:style-name="P4"><text:span text:style-name="T1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" draw:style-name="gr2" draw:text-style-name="P5" svg:width="0.5016in" svg:height="0.4732in" svg:x="4.0575in" svg:y="1.0134in"><text:p text:style-name="P4"><text:span text:style-name="T1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2" draw:text-style-name="P5" svg:width="0.5016in" svg:height="0.4732in" svg:x="4.0575in" svg:y="0.3398in"><text:p text:style-name="P4"><text:span text:style-name="T1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17" draw:text-style-name="P6" svg:width="1.1185in" svg:height="0.0024in" draw:transform="rotate (-3.14159265358979) translate (2.54097222222222in 0.239583333333333in)"><text:p/><draw:enhanced-geometry draw:mirror-horizontal="true" draw:mirror-vertical="false" svg:viewBox="0 0 21600 21600" draw:type="mso-spt32" draw:enhanced-path="M 0 0 L 21600 21600 N"/></draw:custom-shape><draw:custom-shape draw:style-name="gr18" draw:text-style-name="P6" svg:width="1.1185in" svg:height="0.674in" svg:x="1.422in" svg:y="0.2398in"><text:p/><draw:enhanced-geometry draw:mirror-horizontal="false" draw:mirror-vertical="false" svg:viewBox="0 0 21600 21600" draw:type="mso-spt32" draw:enhanced-path="M 0 0 L 21600 21600 N"/></draw:custom-shape><draw:custom-shape draw:style-name="gr19" draw:text-style-name="P6" svg:width="1.1185in" svg:height="1.3469in" svg:x="1.422in" svg:y="0.2398in"><text:p/><draw:enhanced-geometry draw:mirror-horizontal="false" draw:mirror-vertical="false" svg:viewBox="0 0 21600 21600" draw:type="mso-spt32" draw:enhanced-path="M 0 0 L 21600 21600 N"/></draw:custom-shape><draw:custom-shape draw:style-name="gr20" draw:text-style-name="P6" svg:width="1.1185in" svg:height="0.676in" draw:transform="rotate (-3.14159265358979) translate (2.54097222222222in 0.913194444444444in)"><text:p/><draw:enhanced-geometry draw:mirror-horizontal="true" draw:mirror-vertical="false" svg:viewBox="0 0 21600 21600" draw:type="mso-spt32" draw:enhanced-path="M 0 0 L 21600 21600 N"/></draw:custom-shape><draw:custom-shape draw:style-name="gr17" draw:text-style-name="P6" svg:width="1.1185in" svg:height="0.0012in" svg:x="1.422in" svg:y="0.9134in"><text:p/><draw:enhanced-geometry draw:mirror-horizontal="false" draw:mirror-vertical="false" svg:viewBox="0 0 21600 21600" draw:type="mso-spt32" draw:enhanced-path="M 0 0 L 21600 21600 N"/></draw:custom-shape><draw:custom-shape draw:style-name="gr21" draw:text-style-name="P6" svg:width="1.1185in" svg:height="0.6732in" svg:x="1.422in" svg:y="0.9134in"><text:p/><draw:enhanced-geometry draw:mirror-horizontal="false" draw:mirror-vertical="false" svg:viewBox="0 0 21600 21600" draw:type="mso-spt32" draw:enhanced-path="M 0 0 L 21600 21600 N"/></draw:custom-shape><draw:custom-shape draw:style-name="gr22" draw:text-style-name="P6" svg:width="1.0142in" svg:height="0.3394in" svg:x="3.0437in" svg:y="0.2366in"><text:p/><draw:enhanced-geometry draw:mirror-horizontal="false" draw:mirror-vertical="false" svg:viewBox="0 0 21600 21600" draw:type="mso-spt32" draw:enhanced-path="M 0 0 L 21600 21600 N"/></draw:custom-shape><draw:custom-shape draw:style-name="gr23" draw:text-style-name="P6" svg:width="1.0142in" svg:height="1.013in" svg:x="3.0437in" svg:y="0.2366in"><text:p/><draw:enhanced-geometry draw:mirror-horizontal="false" draw:mirror-vertical="false" svg:viewBox="0 0 21600 21600" draw:type="mso-spt32" draw:enhanced-path="M 0 0 L 21600 21600 N"/></draw:custom-shape><draw:custom-shape draw:style-name="gr24" draw:text-style-name="P6" svg:width="1.0142in" svg:height="0.337in" draw:transform="rotate (-3.14159265358979) translate (4.05763888888889in 0.913194444444444in)"><text:p/><draw:enhanced-geometry draw:mirror-horizontal="true" draw:mirror-vertical="false" svg:viewBox="0 0 21600 21600" draw:type="mso-spt32" draw:enhanced-path="M 0 0 L 21600 21600 N"/></draw:custom-shape><draw:custom-shape draw:style-name="gr25" draw:text-style-name="P6" svg:width="1.0142in" svg:height="0.3362in" svg:x="3.0437in" svg:y="0.9134in"><text:p/><draw:enhanced-geometry draw:mirror-horizontal="false" draw:mirror-vertical="false" svg:viewBox="0 0 21600 21600" draw:type="mso-spt32" draw:enhanced-path="M 0 0 L 21600 21600 N"/></draw:custom-shape><draw:custom-shape draw:style-name="gr25" draw:text-style-name="P6" svg:width="1.0142in" svg:height="0.3362in" draw:transform="rotate (-3.14159265358979) translate (4.05763888888889in 1.58680555555556in)"><text:p/><draw:enhanced-geometry draw:mirror-horizontal="true" draw:mirror-vertical="false" svg:viewBox="0 0 21600 21600" draw:type="mso-spt32" draw:enhanced-path="M 0 0 L 21600 21600 N"/></draw:custom-shape><draw:custom-shape draw:style-name="gr26" draw:text-style-name="P6" svg:width="1.0142in" svg:height="1.0098in" draw:transform="rotate (-3.14159265358979) translate (4.05763888888889in 1.58680555555556in)"><text:p/><draw:enhanced-geometry draw:mirror-horizontal="true" draw:mirror-vertical="false" svg:viewBox="0 0 21600 21600" draw:type="mso-spt32" draw:enhanced-path="M 0 0 L 21600 21600 N"/></draw:custom-shape><draw:custom-shape draw:style-name="gr13" draw:text-style-name="P6" svg:width="0.9197in" svg:height="0.0051in" svg:x="0in" svg:y="0.2339in"><text:p/><draw:enhanced-geometry draw:mirror-horizontal="false" draw:mirror-vertical="false" svg:viewBox="0 0 21600 21600" draw:type="mso-spt32" draw:enhanced-path="M 0 0 L 21600 21600 N"/></draw:custom-shape><draw:custom-shape draw:style-name="gr13" draw:text-style-name="P6" svg:width="0.9197in" svg:height="0.0059in" svg:x="0in" svg:y="0.9102in"><text:p/><draw:enhanced-geometry draw:mirror-horizontal="false" draw:mirror-vertical="false" svg:viewBox="0 0 21600 21600" draw:type="mso-spt32" draw:enhanced-path="M 0 0 L 21600 21600 N"/></draw:custom-shape><draw:custom-shape draw:style-name="gr13" draw:text-style-name="P6" svg:width="0.9197in" svg:height="0.0051in" svg:x="4.5598in" svg:y="0.5736in"><text:p/><draw:enhanced-geometry draw:mirror-horizontal="false" draw:mirror-vertical="false" svg:viewBox="0 0 21600 21600" draw:type="mso-spt32" draw:enhanced-path="M 0 0 L 21600 21600 N"/></draw:custom-shape><draw:custom-shape draw:style-name="gr13" draw:text-style-name="P6" svg:width="0.9197in" svg:height="0.0051in" svg:x="4.5598in" svg:y="1.2472in"><text:p/><draw:enhanced-geometry draw:mirror-horizontal="false" draw:mirror-vertical="false" svg:viewBox="0 0 21600 21600" draw:type="mso-spt32" draw:enhanced-path="M 0 0 L 21600 21600 N"/></draw:custom-shape><draw:custom-shape draw:name="Shape 25" draw:style-name="gr2" draw:text-style-name="P5" svg:width="0.5016in" svg:height="0.4732in" svg:x="0.9201in" svg:y="1.35in"><text:p text:style-name="P4"><text:span text:style-name="T1">3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27" draw:text-style-name="P6" svg:width="1.1185in" svg:height="1.3496in" draw:transform="rotate (-3.14159265358979) translate (2.54097222222222in 1.58680555555556in)"><text:p/><draw:enhanced-geometry draw:mirror-horizontal="true" draw:mirror-vertical="false" svg:viewBox="0 0 21600 21600" draw:type="mso-spt32" draw:enhanced-path="M 0 0 L 21600 21600 N"/></draw:custom-shape><draw:custom-shape draw:style-name="gr21" draw:text-style-name="P6" svg:width="1.1185in" svg:height="0.6732in" draw:transform="rotate (-3.14159265358979) translate (2.54097222222222in 1.58680555555556in)"><text:p/><draw:enhanced-geometry draw:mirror-horizontal="true" draw:mirror-vertical="false" svg:viewBox="0 0 21600 21600" draw:type="mso-spt32" draw:enhanced-path="M 0 0 L 21600 21600 N"/></draw:custom-shape><draw:custom-shape draw:style-name="gr17" draw:text-style-name="P6" svg:width="1.1185in" svg:height="0.0012in" svg:x="1.422in" svg:y="1.5866in"><text:p/><draw:enhanced-geometry draw:mirror-horizontal="false" draw:mirror-vertical="false" svg:viewBox="0 0 21600 21600" draw:type="mso-spt32" draw:enhanced-path="M 0 0 L 21600 21600 N"/></draw:custom-shape></draw:g></text:p>
      <text:p text:style-name="P1"><draw:frame draw:style-name="fr1" text:anchor-type="as-char" svg:width="0.322in" svg:height="0.2146in" draw:z-index="0"><draw:object xlink:href="./Object 6" xlink:type="simple" xlink:show="embed" xlink:actuate="onLoad"/><draw:image xlink:href="./ObjectReplacements/Object 6" xlink:type="simple" xlink:show="embed" xlink:actuate="onLoad"/></draw:frame>= 3 rows 3 columns</text:p>
      <text:p text:style-name="P1"><draw:frame draw:style-name="fr1" text:anchor-type="as-char" svg:width="0.3146in" svg:height="0.2146in" draw:z-index="0"><draw:object xlink:href="./Object 8" xlink:type="simple" xlink:show="embed" xlink:actuate="onLoad"/><draw:image xlink:href="./ObjectReplacements/Object 8" xlink:type="simple" xlink:show="embed" xlink:actuate="onLoad"/></draw:frame>= 3 rows 2 columns</text:p>
      <text:p text:style-name="P1"/>
      <text:p text:style-name="P1"/>
      <text:p text:style-name="P1"/>
      <text:p text:style-name="P1">4g.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.3</text:p>
          </table:table-cell>
        </table:table-row>
        <table:table-row table:style-name="Table1.1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0.6</text:p>
          </table:table-cell>
        </table:table-row>
        <table:table-row table:style-name="Table1.1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-0.5</text:p>
          </table:table-cell>
        </table:table-row>
      </table:table>
      <text:p text:style-name="P1"><text:soft-page-break/></text:p>
      <text:p text:style-name="P1">4h. <draw:frame draw:style-name="fr1" text:anchor-type="as-char" svg:width="0.6091in" svg:height="0.2134in" draw:z-index="0"><draw:object xlink:href="./Object 10" xlink:type="simple" xlink:show="embed" xlink:actuate="onLoad"/><draw:image xlink:href="./ObjectReplacements/Object 10" xlink:type="simple" xlink:show="embed" xlink:actuate="onLoad"/></draw:frame>and <draw:frame draw:style-name="fr1" text:anchor-type="as-char" svg:width="3.2575in" svg:height="0.2299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4i. We can perform the multiplication of x(input table) with our <draw:frame draw:style-name="fr1" text:anchor-type="as-char" svg:width="0.322in" svg:height="0.2146in" draw:z-index="0"><draw:object xlink:href="./Object 14" xlink:type="simple" xlink:show="embed" xlink:actuate="onLoad"/><draw:image xlink:href="./ObjectReplacements/Object 14" xlink:type="simple" xlink:show="embed" xlink:actuate="onLoad"/></draw:frame>(weights table) because x is a row table with 2 elements and <draw:frame draw:style-name="fr1" text:anchor-type="as-char" svg:width="0.322in" svg:height="0.2146in" draw:z-index="0"><draw:object xlink:href="./Object 16" xlink:type="simple" xlink:show="embed" xlink:actuate="onLoad"/><draw:image xlink:href="./ObjectReplacements/Object 16" xlink:type="simple" xlink:show="embed" xlink:actuate="onLoad"/></draw:frame> table contains the weights from the input nodes to the hidden and as mentioned above its dimension is 2 rows 3 columns. So we can perform a table multiplication the elements of x with the elements of a column from <draw:frame draw:style-name="fr1" text:anchor-type="as-char" svg:width="0.322in" svg:height="0.2146in" draw:z-index="0"><draw:object xlink:href="./Object 18" xlink:type="simple" xlink:show="embed" xlink:actuate="onLoad"/><draw:image xlink:href="./ObjectReplacements/Object 18" xlink:type="simple" xlink:show="embed" xlink:actuate="onLoad"/></draw:frame>.</text:p>
      <text:p text:style-name="P1"/>
      <text:p text:style-name="P1">4j.<draw:frame draw:style-name="fr1" text:anchor-type="as-char" svg:width="0.8165in" svg:height="0.2228in" draw:z-index="0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</office:font-face-decls>
  <office:styles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10" meta:page-count="3" meta:paragraph-count="23" meta:word-count="129" meta:character-count="626" meta:non-whitespace-character-count="514"/>
    <meta:generator>LibreOfficeDev/5.1.0.3$Linux_X86_64 LibreOffice_project/</meta:generator>
  </office:meta>
</office:document-meta>
</file>

<file path=Object 10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row>
            <mn>1</mn>
            <mn>0</mn>
          </mrow>
        </mrow>
        <mo fence="true" stretchy="true">)</mo>
      </mrow>
    </mrow>
    <annotation encoding="StarMath 5.0">x= left (1 0 right )</annotation>
  </semantics>
</math>
</file>

<file path=Object 12/content.xml><?xml version="1.0" encoding="utf-8"?>
<math xmlns="http://www.w3.org/1998/Math/MathML" display="block">
  <semantics>
    <mrow>
      <mi>a</mi>
      <mo stretchy="false">=</mo>
      <mrow>
        <mi>x</mi>
        <mo stretchy="false">∗</mo>
        <msup>
          <mi>W</mi>
          <msub>
            <mi>h</mi>
            <mn>1</mn>
          </msub>
        </msup>
      </mrow>
      <mo stretchy="false">=</mo>
      <mrow>
        <mrow>
          <mo fence="true" stretchy="false">(</mo>
          <mrow>
            <mrow>
              <mn>1</mn>
              <mn>0</mn>
            </mrow>
          </mrow>
          <mo fence="true" stretchy="false">)</mo>
        </mrow>
        <mo stretchy="false">∗</mo>
        <mrow>
          <mo fence="true" stretchy="false">(</mo>
          <mrow>
            <mrow>
              <mn>0.6</mn>
              <mn>0.3</mn>
            </mrow>
          </mrow>
          <mo fence="true" stretchy="false">)</mo>
        </mrow>
      </mrow>
      <mo stretchy="false">=</mo>
      <mrow>
        <mrow>
          <mn>1</mn>
          <mo stretchy="false">∗</mo>
          <mn>0.6</mn>
        </mrow>
        <mo stretchy="false">+</mo>
        <mrow>
          <mn>0</mn>
          <mo stretchy="false">∗</mo>
          <mn>0.3</mn>
        </mrow>
      </mrow>
      <mo stretchy="false">=</mo>
      <mn>0.6</mn>
    </mrow>
    <annotation encoding="StarMath 5.0">a=x* {W} ^ {{h} rsub {1}} =(1 0)*(0.6 0.3)=1*0.6+0*0.3=0.6</annotation>
  </semantics>
</math>
</file>

<file path=Object 14/content.xml><?xml version="1.0" encoding="utf-8"?>
<math xmlns="http://www.w3.org/1998/Math/MathML" display="block">
  <semantics>
    <msup>
      <mi>W</mi>
      <mi>h</mi>
    </msup>
    <annotation encoding="StarMath 5.0">{W} ^ {h}</annotation>
  </semantics>
</math>
</file>

<file path=Object 16/content.xml><?xml version="1.0" encoding="utf-8"?>
<math xmlns="http://www.w3.org/1998/Math/MathML" display="block">
  <semantics>
    <msup>
      <mi>W</mi>
      <mi>h</mi>
    </msup>
    <annotation encoding="StarMath 5.0">{W} ^ {h}</annotation>
  </semantics>
</math>
</file>

<file path=Object 18/content.xml><?xml version="1.0" encoding="utf-8"?>
<math xmlns="http://www.w3.org/1998/Math/MathML" display="block">
  <semantics>
    <msup>
      <mi>W</mi>
      <mi>h</mi>
    </msup>
    <annotation encoding="StarMath 5.0">{W} ^ {h}</annotation>
  </semantics>
</math>
</file>

<file path=Object 2/content.xml><?xml version="1.0" encoding="utf-8"?>
<math xmlns="http://www.w3.org/1998/Math/MathML" display="block">
  <semantics>
    <msup>
      <mi>W</mi>
      <mi>h</mi>
    </msup>
    <annotation encoding="StarMath 5.0">{W} ^ {h}</annotation>
  </semantics>
</math>
</file>

<file path=Object 20/content.xml><?xml version="1.0" encoding="utf-8"?>
<math xmlns="http://www.w3.org/1998/Math/MathML" display="block">
  <semantics>
    <mrow>
      <msup>
        <mrow>
          <msup>
            <mi>a</mi>
            <mi>o</mi>
          </msup>
          <mo stretchy="false">=</mo>
          <mi>y</mi>
        </mrow>
        <mi>h</mi>
      </msup>
      <mo stretchy="false">∗</mo>
      <msup>
        <mi>W</mi>
        <mi>o</mi>
      </msup>
    </mrow>
    <annotation encoding="StarMath 5.0">{{a} ^ {o} =y} ^ {h} * {W} ^ {o}</annotation>
  </semantics>
</math>
</file>

<file path=Object 4/content.xml><?xml version="1.0" encoding="utf-8"?>
<math xmlns="http://www.w3.org/1998/Math/MathML" display="block">
  <semantics>
    <msup>
      <mi>W</mi>
      <mi>o</mi>
    </msup>
    <annotation encoding="StarMath 5.0">{W} ^ {o}</annotation>
  </semantics>
</math>
</file>

<file path=Object 6/content.xml><?xml version="1.0" encoding="utf-8"?>
<math xmlns="http://www.w3.org/1998/Math/MathML" display="block">
  <semantics>
    <msup>
      <mi>W</mi>
      <mi>h</mi>
    </msup>
    <annotation encoding="StarMath 5.0">{W} ^ {h}</annotation>
  </semantics>
</math>
</file>

<file path=Object 8/content.xml><?xml version="1.0" encoding="utf-8"?>
<math xmlns="http://www.w3.org/1998/Math/MathML" display="block">
  <semantics>
    <msup>
      <mi>W</mi>
      <mi>o</mi>
    </msup>
    <annotation encoding="StarMath 5.0">{W} ^ {o}</annotation>
  </semantics>
</math>
</file>